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0.8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.7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8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bitmap" draw:fill-image-name="_35__20_Percent"/>
      <style:paragraph-properties fo:text-align="center"/>
    </style:style>
    <style:style style:name="P5" style:family="paragraph">
      <style:text-properties fo:color="#ff0000" fo:font-weight="bold"/>
    </style:style>
    <style:style style:name="P6" style:family="paragraph">
      <loext:graphic-properties draw:fill="none"/>
      <style:paragraph-properties style:writing-mode="lr-tb"/>
      <style:text-properties fo:color="#ff0000"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color="#ff0000"/>
    </style:style>
    <style:style style:name="P11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 100%" style:font-name="Liberation Sans1" style:font-name-asian="Liberation Serif1" style:font-name-complex="Liberation Serif1"/>
    </style:style>
    <style:style style:name="T4" style:family="text">
      <style:text-properties style:text-position="-33% 58%" style:font-name="Liberation Sans1" style:font-name-asian="Liberation Serif1" style:font-name-complex="Liberation Seri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line draw:style-name="gr1" draw:text-style-name="P1" draw:layer="layout" svg:x1="16.003cm" svg:y1="2.19cm" svg:x2="15.862cm" svg:y2="2.529cm">
            <text:p/>
          </draw:line>
          <draw:line draw:style-name="gr1" draw:text-style-name="P1" draw:layer="layout" svg:x1="15.485cm" svg:y1="1.866cm" svg:x2="15.866cm" svg:y2="2.527cm">
            <text:p/>
          </draw:line>
          <draw:line draw:style-name="gr1" draw:text-style-name="P1" draw:layer="layout" svg:x1="14.818cm" svg:y1="1.856cm" svg:x2="14.521cm" svg:y2="2.546cm">
            <text:p/>
          </draw:line>
          <draw:line draw:style-name="gr1" draw:text-style-name="P1" draw:layer="layout" svg:x1="15.5cm" svg:y1="1.85cm" svg:x2="15.203cm" svg:y2="2.54cm">
            <text:p/>
          </draw:line>
          <draw:line draw:style-name="gr1" draw:text-style-name="P1" draw:layer="layout" svg:x1="14.805cm" svg:y1="1.861cm" svg:x2="15.186cm" svg:y2="2.522cm">
            <text:p/>
          </draw:line>
          <draw:line draw:style-name="gr1" draw:text-style-name="P1" draw:layer="layout" svg:x1="14.133cm" svg:y1="1.889cm" svg:x2="14.514cm" svg:y2="2.55cm">
            <text:p/>
          </draw:line>
          <draw:line draw:style-name="gr1" draw:text-style-name="P1" draw:layer="layout" svg:x1="14.141cm" svg:y1="1.922cm" svg:x2="14cm" svg:y2="2.261cm">
            <text:p/>
          </draw:line>
        </draw:g>
        <draw:custom-shape draw:style-name="gr2" draw:text-style-name="P2" xml:id="id1" draw:id="id1" draw:layer="layout" svg:width="1.642cm" svg:height="1.643cm" svg:x="0.314cm" svg:y="3.1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1" draw:layer="layout" svg:x1="2.6cm" svg:y1="1.389cm" svg:x2="3.065cm" svg:y2="1.389cm">
            <text:p/>
          </draw:line>
          <draw:line draw:style-name="gr3" draw:text-style-name="P1" draw:layer="layout" svg:x1="3.069cm" svg:y1="2.1cm" svg:x2="3.069cm" svg:y2="0.68cm">
            <text:p/>
          </draw:line>
          <draw:line draw:style-name="gr3" draw:text-style-name="P1" draw:layer="layout" svg:x1="3.537cm" svg:y1="2.099cm" svg:x2="3.537cm" svg:y2="0.679cm">
            <text:p/>
          </draw:line>
          <draw:line draw:style-name="gr3" draw:text-style-name="P1" draw:layer="layout" svg:x1="3.535cm" svg:y1="1.389cm" svg:x2="4cm" svg:y2="1.389cm">
            <text:p/>
          </draw:line>
        </draw:g>
        <draw:g xml:id="id5" draw:id="id5">
          <draw:line draw:style-name="gr1" draw:text-style-name="P1" draw:layer="layout" svg:x1="7.54cm" svg:y1="5.097cm" svg:x2="7.879cm" svg:y2="5.238cm">
            <text:p/>
          </draw:line>
          <draw:line draw:style-name="gr1" draw:text-style-name="P1" draw:layer="layout" svg:x1="7.216cm" svg:y1="5.615cm" svg:x2="7.877cm" svg:y2="5.234cm">
            <text:p/>
          </draw:line>
          <draw:line draw:style-name="gr1" draw:text-style-name="P1" draw:layer="layout" svg:x1="7.206cm" svg:y1="6.282cm" svg:x2="7.896cm" svg:y2="6.579cm">
            <text:p/>
          </draw:line>
          <draw:line draw:style-name="gr1" draw:text-style-name="P1" draw:layer="layout" svg:x1="7.2cm" svg:y1="5.6cm" svg:x2="7.89cm" svg:y2="5.897cm">
            <text:p/>
          </draw:line>
          <draw:line draw:style-name="gr1" draw:text-style-name="P1" draw:layer="layout" svg:x1="7.211cm" svg:y1="6.295cm" svg:x2="7.872cm" svg:y2="5.914cm">
            <text:p/>
          </draw:line>
          <draw:line draw:style-name="gr1" draw:text-style-name="P1" draw:layer="layout" svg:x1="7.239cm" svg:y1="6.967cm" svg:x2="7.9cm" svg:y2="6.586cm">
            <text:p/>
          </draw:line>
          <draw:line draw:style-name="gr1" draw:text-style-name="P1" draw:layer="layout" svg:x1="7.272cm" svg:y1="6.959cm" svg:x2="7.611cm" svg:y2="7.1cm">
            <text:p/>
          </draw:line>
        </draw:g>
        <draw:g xml:id="id3" draw:id="id3">
          <draw:line draw:style-name="gr1" draw:text-style-name="P1" draw:layer="layout" svg:x1="5.533cm" svg:y1="4.953cm" svg:x2="5.198cm" svg:y2="4.802cm">
            <text:p/>
          </draw:line>
          <draw:line draw:style-name="gr1" draw:text-style-name="P1" draw:layer="layout" svg:x1="5.871cm" svg:y1="4.444cm" svg:x2="5.199cm" svg:y2="4.806cm">
            <text:p/>
          </draw:line>
          <draw:line draw:style-name="gr1" draw:text-style-name="P1" draw:layer="layout" svg:x1="5.9cm" svg:y1="3.778cm" svg:x2="5.219cm" svg:y2="3.462cm">
            <text:p/>
          </draw:line>
          <draw:line draw:style-name="gr1" draw:text-style-name="P1" draw:layer="layout" svg:x1="5.887cm" svg:y1="4.46cm" svg:x2="5.206cm" svg:y2="4.144cm">
            <text:p/>
          </draw:line>
          <draw:line draw:style-name="gr1" draw:text-style-name="P1" draw:layer="layout" svg:x1="5.896cm" svg:y1="3.764cm" svg:x2="5.224cm" svg:y2="4.126cm">
            <text:p/>
          </draw:line>
          <draw:line draw:style-name="gr1" draw:text-style-name="P1" draw:layer="layout" svg:x1="5.888cm" svg:y1="3.092cm" svg:x2="5.216cm" svg:y2="3.454cm">
            <text:p/>
          </draw:line>
          <draw:line draw:style-name="gr1" draw:text-style-name="P1" draw:layer="layout" svg:x1="5.854cm" svg:y1="3.1cm" svg:x2="5.519cm" svg:y2="2.949cm">
            <text:p/>
          </draw:line>
        </draw:g>
        <draw:g xml:id="id4" draw:id="id4">
          <draw:line draw:style-name="gr1" draw:text-style-name="P1" draw:layer="layout" svg:x1="11.151cm" svg:y1="4.491cm" svg:x2="11.01cm" svg:y2="4.83cm">
            <text:p/>
          </draw:line>
          <draw:line draw:style-name="gr1" draw:text-style-name="P1" draw:layer="layout" svg:x1="10.633cm" svg:y1="4.167cm" svg:x2="11.014cm" svg:y2="4.828cm">
            <text:p/>
          </draw:line>
          <draw:line draw:style-name="gr1" draw:text-style-name="P1" draw:layer="layout" svg:x1="9.966cm" svg:y1="4.157cm" svg:x2="9.669cm" svg:y2="4.847cm">
            <text:p/>
          </draw:line>
          <draw:line draw:style-name="gr1" draw:text-style-name="P1" draw:layer="layout" svg:x1="10.648cm" svg:y1="4.151cm" svg:x2="10.351cm" svg:y2="4.841cm">
            <text:p/>
          </draw:line>
          <draw:line draw:style-name="gr1" draw:text-style-name="P1" draw:layer="layout" svg:x1="9.953cm" svg:y1="4.162cm" svg:x2="10.334cm" svg:y2="4.823cm">
            <text:p/>
          </draw:line>
          <draw:line draw:style-name="gr1" draw:text-style-name="P1" draw:layer="layout" svg:x1="9.281cm" svg:y1="4.19cm" svg:x2="9.662cm" svg:y2="4.851cm">
            <text:p/>
          </draw:line>
          <draw:line draw:style-name="gr1" draw:text-style-name="P1" draw:layer="layout" svg:x1="9.289cm" svg:y1="4.223cm" svg:x2="9.148cm" svg:y2="4.562cm">
            <text:p/>
          </draw:line>
        </draw:g>
        <draw:connector draw:style-name="gr4" draw:text-style-name="P3" draw:layer="layout" svg:x1="1.135cm" svg:y1="3.157cm" svg:x2="2.6cm" svg:y2="1.389cm" draw:start-shape="id1" draw:start-glue-point="4" draw:end-shape="id2" draw:end-glue-point="3" svg:d="M1135 3157v-1768h1465" svg:viewBox="0 0 1466 1769">
          <text:p/>
        </draw:connector>
        <draw:connector draw:style-name="gr4" draw:text-style-name="P3" xml:id="id8" draw:id="id8" draw:layer="layout" svg:x1="5.549cm" svg:y1="2.949cm" svg:x2="4cm" svg:y2="1.389cm" draw:start-shape="id3" draw:start-glue-point="0" draw:end-shape="id2" draw:end-glue-point="1" svg:d="M5549 2949v-1560h-1549" svg:viewBox="0 0 1550 1561">
          <text:p/>
        </draw:connector>
        <draw:g>
          <draw:line draw:style-name="gr1" draw:text-style-name="P1" draw:layer="layout" svg:x1="4.313cm" svg:y1="6.824cm" svg:x2="2.144cm" svg:y2="6.824cm">
            <text:p/>
          </draw:line>
          <draw:line draw:style-name="gr1" draw:text-style-name="P1" draw:layer="layout" svg:x1="4.314cm" svg:y1="6.816cm" svg:x2="2.145cm" svg:y2="6.816cm">
            <text:p/>
          </draw:line>
          <draw:line draw:style-name="gr1" draw:text-style-name="P1" draw:layer="layout" svg:x1="2.734cm" svg:y1="7.128cm" svg:x2="3.812cm" svg:y2="7.135cm">
            <text:p/>
          </draw:line>
          <draw:line draw:style-name="gr1" draw:text-style-name="P1" draw:layer="layout" svg:x1="3.023cm" svg:y1="7.399cm" svg:x2="3.541cm" svg:y2="7.402cm">
            <text:p/>
          </draw:line>
          <draw:line draw:style-name="gr1" draw:text-style-name="P1" draw:layer="layout" svg:x1="3.255cm" svg:y1="6.798cm" svg:x2="3.244cm" svg:y2="6.304cm">
            <text:p/>
          </draw:line>
        </draw:g>
        <draw:connector draw:style-name="gr5" draw:text-style-name="P4" draw:layer="layout" draw:line-skew="0.797cm" svg:x1="1.135cm" svg:y1="4.8cm" svg:x2="5.549cm" svg:y2="4.953cm" draw:start-shape="id1" draw:start-glue-point="8" draw:end-shape="id3" draw:end-glue-point="2" svg:d="M1135 4800v1500h4414v-1347" svg:viewBox="0 0 4415 1501">
          <text:p/>
        </draw:connector>
        <draw:frame draw:style-name="gr6" draw:text-style-name="P6" draw:layer="layout" svg:width="1cm" svg:height="1.115cm" svg:x="1.1cm" svg:y="4.6cm">
          <draw:text-box>
            <text:p text:style-name="P5"><text:span text:style-name="T1">v</text:span><text:span text:style-name="T2">i</text:span></text:p>
          </draw:text-box>
        </draw:frame>
        <draw:frame draw:style-name="gr7" draw:text-style-name="P7" draw:layer="layout" svg:width="1.243cm" svg:height="1.114cm" svg:x="8.157cm" svg:y="6.1cm">
          <draw:text-box>
            <text:p>R<text:span text:style-name="T2">4</text:span></text:p>
          </draw:text-box>
        </draw:frame>
        <draw:frame draw:style-name="gr8" draw:text-style-name="P7" draw:layer="layout" svg:width="1.243cm" svg:height="1.114cm" svg:x="1.8cm" svg:y="0.1cm">
          <draw:text-box>
            <text:p>C<text:span text:style-name="T2">1</text:span></text:p>
          </draw:text-box>
        </draw:frame>
        <draw:frame draw:style-name="gr9" draw:text-style-name="P7" draw:layer="layout" svg:width="1.162cm" svg:height="1.114cm" svg:x="3.751cm" svg:y="2.6cm">
          <draw:text-box>
            <text:p>R<text:span text:style-name="T2">1</text:span></text:p>
          </draw:text-box>
        </draw:frame>
        <draw:frame draw:style-name="gr10" draw:text-style-name="P7" draw:layer="layout" svg:width="1.162cm" svg:height="1.114cm" svg:x="15.3cm" svg:y="0.986cm">
          <draw:text-box>
            <text:p>R<text:span text:style-name="T2">2</text:span></text:p>
          </draw:text-box>
        </draw:frame>
        <draw:frame draw:style-name="gr11" draw:text-style-name="P7" draw:layer="layout" svg:width="1.912cm" svg:height="0.962cm" svg:x="2.344cm" svg:y="7.338cm">
          <draw:text-box>
            <text:p>GND</text:p>
          </draw:text-box>
        </draw:frame>
        <draw:connector draw:style-name="gr4" draw:text-style-name="P3" draw:layer="layout" svg:x1="9.148cm" svg:y1="4.501cm" svg:x2="7.55cm" svg:y2="5.097cm" draw:start-shape="id4" draw:start-glue-point="3" draw:end-shape="id5" draw:end-glue-point="0" svg:d="M9148 4501h-1598v596" svg:viewBox="0 0 1599 597">
          <text:p/>
        </draw:connector>
        <draw:connector draw:style-name="gr4" draw:text-style-name="P3" draw:layer="layout" draw:line-skew="-0.175cm" svg:x1="11.151cm" svg:y1="4.501cm" svg:x2="14cm" svg:y2="2.2cm" draw:start-shape="id4" draw:start-glue-point="1" draw:end-shape="id6" draw:end-glue-point="3" svg:d="M11151 4501h1249v-2301h1600" svg:viewBox="0 0 2850 2302">
          <text:p/>
        </draw:connector>
        <draw:frame draw:style-name="gr12" draw:text-style-name="P7" draw:layer="layout" svg:width="1.162cm" svg:height="1.114cm" svg:x="9.713cm" svg:y="4.7cm">
          <draw:text-box>
            <text:p><text:span text:style-name="T3">R</text:span><text:span text:style-name="T4">3</text:span></text:p>
          </draw:text-box>
        </draw:frame>
        <draw:g xml:id="id7" draw:id="id7">
          <draw:line draw:style-name="gr3" draw:text-style-name="P1" draw:layer="layout" svg:x1="18.31cm" svg:y1="5.01cm" svg:x2="18.31cm" svg:y2="4.545cm">
            <text:p/>
          </draw:line>
          <draw:line draw:style-name="gr3" draw:text-style-name="P1" draw:layer="layout" svg:x1="19.021cm" svg:y1="4.541cm" svg:x2="17.601cm" svg:y2="4.541cm">
            <text:p/>
          </draw:line>
          <draw:line draw:style-name="gr3" draw:text-style-name="P1" draw:layer="layout" svg:x1="19.02cm" svg:y1="4.073cm" svg:x2="17.6cm" svg:y2="4.073cm">
            <text:p/>
          </draw:line>
          <draw:line draw:style-name="gr3" draw:text-style-name="P1" draw:layer="layout" svg:x1="18.31cm" svg:y1="4.075cm" svg:x2="18.31cm" svg:y2="3.61cm">
            <text:p/>
          </draw:line>
        </draw:g>
        <draw:connector draw:style-name="gr4" draw:text-style-name="P3" draw:layer="layout" svg:x1="18.31cm" svg:y1="3.61cm" svg:x2="16.003cm" svg:y2="2.2cm" draw:start-shape="id7" draw:start-glue-point="0" draw:end-shape="id6" draw:end-glue-point="1" svg:d="M18310 3610v-1410h-2307" svg:viewBox="0 0 2308 1411">
          <text:p/>
        </draw:connector>
        <draw:frame draw:style-name="gr13" draw:text-style-name="P7" draw:layer="layout" svg:width="1.162cm" svg:height="1.114cm" svg:x="18.2cm" svg:y="4.5cm">
          <draw:text-box>
            <text:p>C<text:span text:style-name="T2">2</text:span></text:p>
          </draw:text-box>
        </draw:frame>
        <draw:g>
          <draw:connector draw:style-name="gr14" draw:text-style-name="P8" draw:layer="layout" draw:type="line" svg:x1="11.298cm" svg:y1="2.2cm" svg:x2="12.398cm" svg:y2="2.2cm" svg:d="M11298 2200h1100" svg:viewBox="0 0 1101 1">
            <text:p/>
          </draw:connector>
          <draw:g>
            <draw:connector draw:style-name="gr14" draw:text-style-name="P8" draw:layer="layout" draw:type="line" svg:x1="7.5cm" svg:y1="3cm" svg:x2="8.5cm" svg:y2="3cm" svg:d="M7500 3000h1000" svg:viewBox="0 0 1001 1">
              <text:p/>
            </draw:connector>
            <draw:g>
              <draw:custom-shape draw:style-name="gr15" draw:text-style-name="P3" draw:layer="layout" svg:width="3cm" svg:height="3cm" draw:transform="rotate (-1.5707963267949) translate (11.429cm 0.7cm)">
                <text:p text:style-name="P3"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6" draw:text-style-name="P9" draw:layer="layout" svg:width="0.875cm" svg:height="2.384cm" svg:x="8.429cm" svg:y="1cm">
                <draw:text-box>
                  <text:p>+</text:p>
                  <text:p/>
                  <text:p>-</text:p>
                </draw:text-box>
              </draw:frame>
            </draw:g>
            <draw:connector draw:style-name="gr14" draw:text-style-name="P8" draw:layer="layout" draw:type="line" svg:x1="7.929cm" svg:y1="1.4cm" svg:x2="8.458cm" svg:y2="1.4cm" svg:d="M7929 1400h529" svg:viewBox="0 0 530 1">
              <text:p/>
            </draw:connector>
          </draw:g>
        </draw:g>
        <draw:connector draw:style-name="gr14" draw:text-style-name="P8" draw:layer="layout" draw:type="line" svg:x1="5.549cm" svg:y1="1.389cm" svg:x2="8.082cm" svg:y2="1.389cm" draw:start-shape="id8" draw:start-glue-point="0" svg:d="M5549 1389h2533" svg:viewBox="0 0 2534 1">
          <text:p/>
        </draw:connector>
        <draw:connector draw:style-name="gr17" draw:text-style-name="P8" draw:layer="layout" draw:type="line" svg:x1="7.55cm" svg:y1="2.984cm" svg:x2="7.55cm" svg:y2="5.097cm" draw:end-shape="id5" draw:end-glue-point="0" svg:d="M7550 2984v2113" svg:viewBox="0 0 1 2114">
          <text:p text:style-name="P3"/>
        </draw:connector>
        <draw:connector draw:style-name="gr17" draw:text-style-name="P8" draw:layer="layout" draw:type="line" svg:x1="7.561cm" svg:y1="7.098cm" svg:x2="7.561cm" svg:y2="8.298cm" svg:d="M7561 7098v1200" svg:viewBox="0 0 1 1201">
          <text:p/>
        </draw:connector>
        <draw:g>
          <draw:line draw:style-name="gr1" draw:text-style-name="P1" draw:layer="layout" svg:x1="8.629cm" svg:y1="8.37cm" svg:x2="6.46cm" svg:y2="8.37cm">
            <text:p/>
          </draw:line>
          <draw:line draw:style-name="gr1" draw:text-style-name="P1" draw:layer="layout" svg:x1="8.63cm" svg:y1="8.362cm" svg:x2="6.461cm" svg:y2="8.362cm">
            <text:p/>
          </draw:line>
          <draw:line draw:style-name="gr1" draw:text-style-name="P1" draw:layer="layout" svg:x1="7.05cm" svg:y1="8.674cm" svg:x2="8.128cm" svg:y2="8.681cm">
            <text:p/>
          </draw:line>
          <draw:line draw:style-name="gr1" draw:text-style-name="P1" draw:layer="layout" svg:x1="7.339cm" svg:y1="8.945cm" svg:x2="7.857cm" svg:y2="8.948cm">
            <text:p/>
          </draw:line>
          <draw:line draw:style-name="gr1" draw:text-style-name="P1" draw:layer="layout" svg:x1="7.571cm" svg:y1="8.344cm" svg:x2="7.56cm" svg:y2="7.85cm">
            <text:p/>
          </draw:line>
        </draw:g>
        <draw:frame draw:style-name="gr11" draw:text-style-name="P7" draw:layer="layout" svg:width="1.912cm" svg:height="0.962cm" svg:x="6.66cm" svg:y="8.884cm">
          <draw:text-box>
            <text:p>GND</text:p>
          </draw:text-box>
        </draw:frame>
        <draw:connector draw:style-name="gr17" draw:text-style-name="P8" draw:layer="layout" draw:type="line" svg:x1="18.31cm" svg:y1="5.01cm" svg:x2="18.303cm" svg:y2="6.771cm" draw:start-shape="id7" draw:start-glue-point="2" svg:d="M18310 5010l-7 1761" svg:viewBox="0 0 8 1762">
          <text:p/>
        </draw:connector>
        <draw:g>
          <draw:line draw:style-name="gr1" draw:text-style-name="P1" draw:layer="layout" svg:x1="19.369cm" svg:y1="7.228cm" svg:x2="17.2cm" svg:y2="7.228cm">
            <text:p/>
          </draw:line>
          <draw:line draw:style-name="gr1" draw:text-style-name="P1" draw:layer="layout" svg:x1="19.37cm" svg:y1="7.22cm" svg:x2="17.201cm" svg:y2="7.22cm">
            <text:p/>
          </draw:line>
          <draw:line draw:style-name="gr1" draw:text-style-name="P1" draw:layer="layout" svg:x1="17.79cm" svg:y1="7.532cm" svg:x2="18.868cm" svg:y2="7.539cm">
            <text:p/>
          </draw:line>
          <draw:line draw:style-name="gr1" draw:text-style-name="P1" draw:layer="layout" svg:x1="18.079cm" svg:y1="7.803cm" svg:x2="18.597cm" svg:y2="7.806cm">
            <text:p/>
          </draw:line>
          <draw:line draw:style-name="gr1" draw:text-style-name="P1" draw:layer="layout" svg:x1="18.311cm" svg:y1="7.202cm" svg:x2="18.3cm" svg:y2="6.708cm">
            <text:p/>
          </draw:line>
        </draw:g>
        <draw:frame draw:style-name="gr11" draw:text-style-name="P7" draw:layer="layout" svg:width="1.912cm" svg:height="0.962cm" svg:x="17.4cm" svg:y="7.742cm">
          <draw:text-box>
            <text:p>GND</text:p>
          </draw:text-box>
        </draw:frame>
        <draw:connector draw:style-name="gr17" draw:text-style-name="P8" draw:layer="layout" draw:type="line" svg:x1="19.661cm" svg:y1="2.208cm" svg:x2="18.3cm" svg:y2="2.2cm" svg:d="M19661 2208l-1361-8" svg:viewBox="0 0 1362 9">
          <text:p/>
        </draw:connector>
        <draw:connector draw:style-name="gr17" draw:text-style-name="P8" draw:layer="layout" draw:type="line" svg:x1="19.661cm" svg:y1="6.3cm" svg:x2="18.3cm" svg:y2="6.292cm" svg:d="M19661 6300l-1361-8" svg:viewBox="0 0 1362 9">
          <text:p/>
        </draw:connector>
        <draw:custom-shape draw:style-name="gr18" draw:text-style-name="P3" draw:layer="layout" svg:width="0.4cm" svg:height="0.4cm" svg:x="19.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4cm" svg:height="0.4cm" svg:x="19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149cm" svg:height="4.11cm" svg:x="19.6cm" svg:y="2.1cm">
          <draw:text-box>
            <text:p text:style-name="P10"><text:span text:style-name="T5"><text:s/></text:span><text:span text:style-name="T5">+</text:span></text:p>
            <text:p text:style-name="P10"><text:span text:style-name="T5"/></text:p>
            <text:p text:style-name="P10"><text:span text:style-name="T5">V</text:span><text:span text:style-name="T6">o</text:span></text:p>
            <text:p text:style-name="P10"><text:span text:style-name="T6"/></text:p>
            <text:p text:style-name="P10"><text:span text:style-name="T7"><text:s/></text:span><text:span text:style-name="T7">-</text:span></text:p>
          </draw:text-box>
        </draw:frame>
        <draw:frame draw:style-name="gr19" draw:text-style-name="P11" draw:layer="layout" svg:width="1.12cm" svg:height="1.114cm" svg:x="11.88cm" svg:y="1cm">
          <draw:text-box>
            <text:p text:style-name="P10"><text:span text:style-name="T5">v</text:span><text:span text:style-name="T6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6-03T19:10:55.701375084</dc:date>
    <meta:editing-duration>PT48M6S</meta:editing-duration>
    <meta:editing-cycles>10</meta:editing-cycles>
    <meta:generator>LibreOffice/6.4.7.2$Linux_X86_64 LibreOffice_project/40$Build-2</meta:generator>
    <meta:document-statistic meta:object-count="95"/>
  </office:meta>
</office:document-meta>
</file>